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erriweather1" svg:font-family="Merriweather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468cm" fo:margin-left="-0.206cm" fo:margin-top="0cm" fo:margin-bottom="0cm" table:align="left" style:writing-mode="lr-tb"/>
    </style:style>
    <style:style style:name="Table1.A" style:family="table-column">
      <style:table-column-properties style:column-width="12.645cm"/>
    </style:style>
    <style:style style:name="Table1.B" style:family="table-column">
      <style:table-column-properties style:column-width="5.823cm"/>
    </style:style>
    <style:style style:name="Table1.1" style:family="table-row">
      <style:table-row-properties style:min-row-height="2.822cm" fo:keep-together="auto"/>
    </style:style>
    <style:style style:name="Table1.A1" style:family="table-cell">
      <style:table-cell-properties style:vertical-align="" fo:background-color="#ffffff" fo:padding="0.254cm" fo:border="none">
        <style:background-image/>
      </style:table-cell-properties>
    </style:style>
    <style:style style:name="Table1.2" style:family="table-row">
      <style:table-row-properties style:min-row-height="20.743cm" fo:keep-together="auto"/>
    </style:style>
    <style:style style:name="P1" style:family="paragraph" style:parent-style-name="Standard">
      <loext:graphic-properties draw:fill="solid" draw:fill-color="#ffffff"/>
      <style:paragraph-properties fo:margin-top="0.212cm" fo:margin-bottom="0cm" loext:contextual-spacing="false" fo:line-height="130%" fo:background-color="#ffffff" fo:padding="0cm" fo:border="none"/>
    </style:style>
    <style:style style:name="P2" style:family="paragraph" style:parent-style-name="Standard">
      <loext:graphic-properties draw:fill="solid" draw:fill-color="#ffffff"/>
      <style:paragraph-properties fo:margin-top="0.212cm" fo:margin-bottom="0cm" loext:contextual-spacing="false" fo:background-color="#ffffff" fo:padding="0cm" fo:border="none"/>
    </style:style>
    <style:style style:name="P3" style:family="paragraph" style:parent-style-name="Standard">
      <loext:graphic-properties draw:fill="solid" draw:fill-color="#ffffff"/>
      <style:paragraph-properties fo:margin-top="0.212cm" fo:margin-bottom="0cm" loext:contextual-spacing="false" fo:background-color="#ffffff" fo:padding="0cm" fo:border="none"/>
      <style:text-properties fo:color="#000000" style:text-underline-style="solid" style:text-underline-width="auto" style:text-underline-color="font-color" officeooo:rsid="000792e5" officeooo:paragraph-rsid="000792e5"/>
    </style:style>
    <style:style style:name="P4" style:family="paragraph" style:parent-style-name="Heading_20_1">
      <loext:graphic-properties draw:fill="solid" draw:fill-color="#ffffff"/>
      <style:paragraph-properties fo:margin-top="0.212cm" fo:margin-bottom="0cm" loext:contextual-spacing="false" fo:background-color="#ffffff" fo:padding="0cm" fo:border="none"/>
    </style:style>
    <style:style style:name="P5" style:family="paragraph" style:parent-style-name="Heading_20_3">
      <loext:graphic-properties draw:fill="solid" draw:fill-color="#ffffff"/>
      <style:paragraph-properties fo:margin-top="0.212cm" fo:margin-bottom="0cm" loext:contextual-spacing="false" fo:background-color="#ffffff" fo:padding="0cm" fo:border="none"/>
    </style:style>
    <style:style style:name="P6" style:family="paragraph" style:parent-style-name="Heading_20_2">
      <loext:graphic-properties draw:fill="solid" draw:fill-color="#ffffff"/>
      <style:paragraph-properties fo:margin-top="0.212cm" fo:margin-bottom="0cm" loext:contextual-spacing="false" fo:background-color="#ffffff" fo:padding="0cm" fo:border="none"/>
    </style:style>
    <style:style style:name="P7" style:family="paragraph" style:parent-style-name="Subtitle">
      <loext:graphic-properties draw:fill="solid" draw:fill-color="#ffffff"/>
      <style:paragraph-properties fo:margin-top="0.212cm" fo:margin-bottom="0cm" loext:contextual-spacing="false" fo:background-color="#ffffff" fo:padding="0cm" fo:border="none"/>
    </style:style>
    <style:style style:name="P8" style:family="paragraph" style:parent-style-name="Title">
      <loext:graphic-properties draw:fill="solid" draw:fill-color="#ffffff"/>
      <style:paragraph-properties fo:margin-top="0.212cm" fo:margin-bottom="0cm" loext:contextual-spacing="false" fo:background-color="#ffffff" fo:padding="0cm" fo:border="none"/>
      <style:text-properties fo:font-size="30pt" style:font-size-asian="30pt" style:font-size-complex="30pt"/>
    </style:style>
    <style:style style:name="P9" style:family="paragraph" style:parent-style-name="Heading_20_1">
      <style:paragraph-properties fo:margin-top="0.212cm" fo:margin-bottom="0cm" loext:contextual-spacing="false"/>
    </style:style>
    <style:style style:name="P10" style:family="paragraph" style:parent-style-name="Standard">
      <loext:graphic-properties draw:fill="solid" draw:fill-color="#ffffff"/>
      <style:paragraph-properties fo:margin-top="0cm" fo:margin-bottom="0cm" loext:contextual-spacing="false" fo:line-height="115%" fo:background-color="#ffffff" fo:padding="0cm" fo:border="none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15%" fo:background-color="#ffffff" fo:padding="0cm" fo:border="none"/>
      <style:text-properties fo:color="#000000" style:font-name="Open Sans" style:font-name-asian="Open Sans1" style:font-name-complex="Open Sans1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15%" fo:background-color="#ffffff" fo:padding="0cm" fo:border="none"/>
      <style:text-properties fo:color="#000000" style:font-name="Open Sans" fo:font-weight="bold" style:font-name-asian="Open Sans1" style:font-weight-asian="bold" style:font-name-complex="Open Sans1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15%" fo:background-color="#ffffff" fo:padding="0cm" fo:border="none"/>
      <style:text-properties fo:color="#000000" style:font-name="Open Sans" style:text-underline-style="none" fo:font-weight="bold" officeooo:rsid="000792e5" officeooo:paragraph-rsid="000792e5" fo:background-color="#ffffff" style:font-name-asian="Open Sans1" style:font-weight-asian="bold" style:font-name-complex="Open Sans1"/>
    </style:style>
    <style:style style:name="P14" style:family="paragraph" style:parent-style-name="Standard">
      <style:paragraph-properties fo:margin-left="0cm" fo:margin-right="0.529cm" fo:margin-top="0cm" fo:margin-bottom="0cm" loext:contextual-spacing="false" fo:line-height="100%" fo:text-indent="0cm" style:auto-text-indent="false"/>
    </style:style>
    <style:style style:name="P15" style:family="paragraph" style:parent-style-name="Standard">
      <style:paragraph-properties fo:margin-top="0.564cm" fo:margin-bottom="0cm" loext:contextual-spacing="false" fo:line-height="100%"/>
    </style:style>
    <style:style style:name="P16" style:family="paragraph" style:parent-style-name="Standard">
      <loext:graphic-properties draw:fill="solid" draw:fill-color="#ffffff"/>
      <style:paragraph-properties fo:margin-top="0.564cm" fo:margin-bottom="0cm" loext:contextual-spacing="false" fo:line-height="130%" fo:background-color="#ffffff" fo:padding="0cm" fo:border="none"/>
      <style:text-properties fo:color="#2079c7" fo:font-weight="bold" style:font-weight-asian="bold"/>
    </style:style>
    <style:style style:name="P17" style:family="paragraph" style:parent-style-name="Standard" style:master-page-name="Standard">
      <loext:graphic-properties draw:fill="solid" draw:fill-color="#ffffff"/>
      <style:paragraph-properties fo:margin-top="0.212cm" fo:margin-bottom="0cm" loext:contextual-spacing="false" fo:line-height="100%" style:page-number="1" fo:background-color="#ffffff" fo:padding="0cm" fo:border="none"/>
      <style:text-properties fo:font-size="6pt" style:font-size-asian="6pt" style:font-size-complex="6pt"/>
    </style:style>
    <style:style style:name="P18" style:family="paragraph" style:parent-style-name="Standard" style:list-style-name="WWNum1">
      <style:paragraph-properties fo:margin-left="1.27cm" fo:margin-right="0.529cm" fo:margin-top="0cm" fo:margin-bottom="0cm" loext:contextual-spacing="false" fo:line-height="100%" fo:text-indent="-0.635cm" style:auto-text-indent="false"/>
    </style:style>
    <style:style style:name="P19" style:family="paragraph" style:parent-style-name="Standard" style:list-style-name="WWNum3">
      <loext:graphic-properties draw:fill="solid" draw:fill-color="#ffffff"/>
      <style:paragraph-properties fo:margin-left="1.27cm" fo:margin-right="0.529cm" fo:margin-top="0.564cm" fo:margin-bottom="0cm" loext:contextual-spacing="true" fo:line-height="130%" fo:text-indent="-0.635cm" style:auto-text-indent="false" fo:background-color="#ffffff" fo:padding="0cm" fo:border="none"/>
    </style:style>
    <style:style style:name="P20" style:family="paragraph" style:parent-style-name="Standard" style:list-style-name="WWNum3">
      <loext:graphic-properties draw:fill="solid" draw:fill-color="#ffffff"/>
      <style:paragraph-properties fo:margin-left="1.27cm" fo:margin-right="0.529cm" fo:margin-top="0.564cm" fo:margin-bottom="0cm" loext:contextual-spacing="true" fo:line-height="130%" fo:text-indent="-0.635cm" style:auto-text-indent="false" fo:background-color="#ffffff" fo:padding="0cm" fo:border="none"/>
      <style:text-properties style:text-underline-style="none" officeooo:rsid="000792e5" officeooo:paragraph-rsid="000792e5"/>
    </style:style>
    <style:style style:name="P21" style:family="paragraph" style:parent-style-name="Standard" style:list-style-name="WWNum2">
      <loext:graphic-properties draw:fill="solid" draw:fill-color="#ffffff"/>
      <style:paragraph-properties fo:margin-left="1.27cm" fo:margin-right="0.529cm" fo:margin-top="0.564cm" fo:margin-bottom="0cm" loext:contextual-spacing="true" fo:line-height="130%" fo:text-align="start" style:justify-single-word="false" fo:keep-together="auto" fo:orphans="0" fo:widows="0" fo:text-indent="-0.635cm" style:auto-text-indent="false" fo:background-color="#ffffff" fo:padding="0cm" fo:border="none" fo:keep-with-next="auto"/>
      <style:text-properties style:text-underline-style="none" officeooo:rsid="000792e5" officeooo:paragraph-rsid="000792e5"/>
    </style:style>
    <style:style style:name="P22" style:family="paragraph" style:parent-style-name="Standard" style:list-style-name="WWNum2">
      <loext:graphic-properties draw:fill="solid" draw:fill-color="#ffffff"/>
      <style:paragraph-properties fo:margin-left="1.27cm" fo:margin-right="0.529cm" fo:margin-top="0.564cm" fo:margin-bottom="0cm" loext:contextual-spacing="true" fo:line-height="130%" fo:text-align="start" style:justify-single-word="false" fo:keep-together="auto" fo:orphans="0" fo:widows="0" fo:text-indent="-0.635cm" style:auto-text-indent="false" fo:background-color="#ffffff" fo:padding="0cm" fo:border="none" fo:keep-with-next="auto"/>
    </style:style>
    <style:style style:name="P23" style:family="paragraph" style:parent-style-name="Heading_20_1" style:list-style-name="WWNum1">
      <loext:graphic-properties draw:fill="solid" draw:fill-color="#ffffff"/>
      <style:paragraph-properties fo:margin-left="1.27cm" fo:margin-right="0.529cm" fo:margin-top="0.212cm" fo:margin-bottom="0cm" loext:contextual-spacing="true" fo:text-indent="-0.635cm" style:auto-text-indent="false" fo:background-color="#ffffff" fo:padding="0cm" fo:border="none"/>
      <style:text-properties fo:color="#666666" style:font-name="Merriweather" fo:font-weight="normal" style:font-name-asian="Merriweather1" style:font-weight-asian="normal" style:font-name-complex="Merriweather1"/>
    </style:style>
    <style:style style:name="T1" style:family="text">
      <style:text-properties fo:color="#1155cc" style:font-name="Open Sans" style:text-underline-style="solid" style:text-underline-width="auto" style:text-underline-color="font-color" fo:font-weight="bold" style:font-name-asian="Open Sans1" style:font-weight-asian="bold" style:font-name-complex="Open Sans1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weight="normal" style:font-weight-asian="normal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officeooo:rsid="000792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bookmark text:name="_x8fm1uorkbaw"/>Ram Pratap Ranjan</text:p>
            <text:p text:style-name="P7"><text:bookmark text:name="_ymi089liagec"/>Student (MCA 2nd year,Department of Computer Science,Pondicherry University)</text:p>
          </table:table-cell>
          <table:table-cell table:style-name="Table1.A1" office:value-type="string">
            <text:p text:style-name="P11">Room no. - 21,SRK hostel,</text:p>
            <text:p text:style-name="P11">Pondicherry University</text:p>
            <text:p text:style-name="P11">Kalapet,Puducherry-605014</text:p>
            <text:p text:style-name="P12">+91-9534954713</text:p>
            <text:p text:style-name="P10"><text:a xlink:type="simple" xlink:href="mailto:rpranjan11@gmail.com" text:style-name="Internet_20_link" text:visited-style-name="Visited_20_Internet_20_Link"><text:span text:style-name="T1">Email</text:span></text:a></text:p>
            <text:p text:style-name="P13">rpranjan11@gmail.com</text:p>
          </table:table-cell>
        </table:table-row>
        <table:table-row table:style-name="Table1.2">
          <table:table-cell table:style-name="Table1.A1" office:value-type="string">
            <text:p text:style-name="P4"><text:bookmark text:name="_rfs3asbhnynn"/>AREA OF INTERESTS</text:p>
            <text:list xml:id="list1306722177860044257" text:style-name="WWNum1">
              <text:list-item>
                <text:p text:style-name="P23"><text:bookmark text:name="_6otqoj85g7z2"/>Data Science</text:p>
              </text:list-item>
              <text:list-item>
                <text:p text:style-name="P18">Data Mining</text:p>
              </text:list-item>
              <text:list-item>
                <text:p text:style-name="P18">Java</text:p>
              </text:list-item>
            </text:list>
            <text:p text:style-name="P4"><text:bookmark text:name="_yk8luflkpwij"/>EDUCATION</text:p>
            <text:p text:style-name="P6"><text:bookmark text:name="_6wymnhinx9q5"/>Pondicherry University, <text:span text:style-name="T3">Puducherry,India — </text:span><text:span text:style-name="T4">Master of Computer Applications</text:span></text:p>
            <text:p text:style-name="P5"><text:bookmark text:name="_7vtcyzeczjot"/>June 2016 - April 2019</text:p>
            <text:p text:style-name="P1">Currently pursuing my master’s from dept. Of computer science.</text:p>
            <text:p text:style-name="P6"><text:bookmark text:name="_czfiadnsgnzp"/>Magadh University,Gaya, Bihar,India <text:span text:style-name="T3"><text:s/>— </text:span><text:span text:style-name="T4">Bachelor of Computer Applications</text:span></text:p>
            <text:p text:style-name="P5"><text:bookmark text:name="_miiyt1y6sl7g"/>July 2013 - May 2016</text:p>
            <text:p text:style-name="P1">Completed my UG in Computer Applications.</text:p>
            <text:p text:style-name="P14"/>
            <text:p text:style-name="P9"><text:bookmark text:name="_u9smpp4xrpvs"/>LANGUAGES</text:p>
            <text:p text:style-name="P15">English,Hindi,French</text:p>
            <text:p text:style-name="P6"><text:bookmark text:name="_cw1j0sz1fdda"/></text:p>
            <text:p text:style-name="P6"><text:bookmark text:name="_1vfiqc8j4edz"/></text:p>
            <text:p text:style-name="P6"><text:bookmark text:name="_vm051rmyhoww"/><text:a xlink:type="simple" xlink:href="https://www.linkedin.com/in/manish-kumar-01623a10b/" text:style-name="Internet_20_link" text:visited-style-name="Visited_20_Internet_20_Link"><text:span text:style-name="T2">LinkedIN</text:span></text:a></text:p>
            <text:p text:style-name="P3">https://www.linkedin.com/rpranjan11</text:p>
          </table:table-cell>
          <table:table-cell table:style-name="Table1.A1" office:value-type="string">
            <text:p text:style-name="P4"><text:bookmark text:name="_ca0awj8022e2"/>SKILLS</text:p>
            <text:list xml:id="list7977298710548447193" text:style-name="WWNum3">
              <text:list-item>
                <text:p text:style-name="P19">Data Structures and Algorithms</text:p>
              </text:list-item>
              <text:list-item>
                <text:p text:style-name="P19">C programming</text:p>
              </text:list-item>
              <text:list-item>
                <text:p text:style-name="P19"><text:span text:style-name="T5">C++</text:span> programming</text:p>
              </text:list-item>
              <text:list-item>
                <text:p text:style-name="P19">Java Programming</text:p>
              </text:list-item>
              <text:list-item>
                <text:p text:style-name="P20">R Programming</text:p>
              </text:list-item>
              <text:list-item>
                <text:p text:style-name="P19">Python</text:p>
              </text:list-item>
              <text:list-item>
                <text:p text:style-name="P19">SQL</text:p>
              </text:list-item>
              <text:list-item>
                <text:p text:style-name="P19">Database Management </text:p>
              </text:list-item>
            </text:list>
            <text:p text:style-name="P16">OTHER SKILLS</text:p>
            <text:list xml:id="list20816541238202" text:continue-numbering="true" text:style-name="WWNum3">
              <text:list-item>
                <text:p text:style-name="P19">Team leadership.</text:p>
              </text:list-item>
              <text:list-item>
                <text:p text:style-name="P19">Management Skills.</text:p>
              </text:list-item>
            </text:list>
            <text:p text:style-name="P4"><text:bookmark text:name="_tuxh7mwdaxox"/>CERTIFICATIONS</text:p>
            <text:list xml:id="list7361069734001253469" text:style-name="WWNum2">
              <text:list-item>
                <text:p text:style-name="P21">National Programming Aptitude Test conducted by NPTEL</text:p>
              </text:list-item>
              <text:list-item>
                <text:p text:style-name="P22">NPTEL online certificate on Fundamental of Database.</text:p>
              </text:list-item>
              <text:list-item>
                <text:p text:style-name="P22">Data Science Specialization(Johns Hopkins University, Coursera) completed two courses till the date.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erriweather1" svg:font-family="Merriweather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none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none" fo:font-style="normal" style:text-underline-style="none" fo:font-weight="normal" style:letter-kerning="true" fo:background-color="#ffffff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.529cm" fo:margin-top="0.212cm" fo:margin-bottom="0cm" loext:contextual-spacing="false" fo:line-height="13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1.058cm" fo:margin-bottom="0cm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564cm" fo:margin-bottom="0cm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76cm" fo:margin-bottom="0.176cm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212cm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cm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color="#666666" style:font-name="Merriweather" fo:font-family="Merriweather" style:font-family-generic="roman" style:font-pitch="variable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16cm" fo:margin-bottom="1.522cm" fo:margin-left="1.522cm" fo:margin-right="1.522cm" style:writing-mode="lr-tb" style:layout-grid-color="#c0c0c0" style:layout-grid-lines="254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1T02:08:16.110474500</dc:date>
    <meta:editing-duration>PT10M23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1" meta:paragraph-count="39" meta:word-count="140" meta:character-count="1023" meta:non-whitespace-character-count="934"/>
  </office:meta>
</office:document-meta>
</file>